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de7fa" officeooo:paragraph-rsid="000de7fa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rsid="000de7fa" officeooo:paragraph-rsid="000de7fa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officeooo:rsid="000de7fa" officeooo:paragraph-rsid="000de7fa" style:font-size-asian="12.25pt" style:font-size-complex="14pt"/>
    </style:style>
    <style:style style:name="T1" style:family="text">
      <style:text-properties fo:font-size="11pt" style:font-size-asian="9.60000038146973pt" style:font-size-complex="11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0e9a47" style:font-size-asian="10.5pt" style:font-size-complex="12pt"/>
    </style:style>
    <style:style style:name="T4" style:family="text">
      <style:text-properties fo:font-size="12pt" officeooo:rsid="00106d03" style:font-size-asian="10.5pt" style:font-size-complex="12pt"/>
    </style:style>
    <style:style style:name="T5" style:family="text">
      <style:text-properties officeooo:rsid="0010cf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Bit-Prozessor</text:p>
      <text:p text:style-name="P2">23.7.2020:</text:p>
      <text:list xml:id="list109442897" text:style-name="L1">
        <text:list-item>
          <text:p text:style-name="P3">1.er aufbau der Clock mit hilfe des NE555: <text:span text:style-name="T2">noch mit starker Übersteuerung </text:span><text:span text:style-name="T4">(Grund noch unbekannt)</text:span></text:p>
        </text:list-item>
        <text:list-item>
          <text:p text:style-name="P3">1.er test einer Clock durch Spulen: <text:span text:style-name="T3">Berechnungen haben gestimmt, noch keine “Dauerwelle”</text:span></text:p>
        </text:list-item>
        <text:list-item>
          <text:p text:style-name="P3">Erforschen der funktionen weiterer komponenten</text:p>
        </text:list-item>
        <text:list-item>
          <text:p text:style-name="P3">Vertrautmachen mit dem Oszi <text:span text:style-name="T5">und der Stromquelle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21:41:07.692983818</meta:creation-date>
    <dc:date>2020-08-06T21:55:44.185642327</dc:date>
    <meta:editing-duration>PT14M3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45" meta:character-count="305" meta:non-whitespace-character-count="270"/>
  </office:meta>
</office:document-meta>
</file>